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983cm" fo:margin-left="-0.191cm" fo:margin-top="0cm" fo:margin-bottom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4.657cm"/>
    </style:style>
    <style:style style:name="Table1.C" style:family="table-column">
      <style:table-column-properties style:column-width="7.83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2" style:family="table-row">
      <style:table-row-properties style:min-row-height="1.058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2" style:family="table">
      <style:table-properties style:width="15.983cm" fo:margin-left="-0.191cm" fo:margin-top="0cm" fo:margin-bottom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4.657cm"/>
    </style:style>
    <style:style style:name="Table2.C" style:family="table-column">
      <style:table-column-properties style:column-width="7.833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min-row-height="1.058cm" style:keep-together="true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3" style:family="table">
      <style:table-properties style:width="36.758cm" fo:margin-left="-0.191cm" fo:margin-right="0.079cm" fo:margin-top="0cm" fo:margin-bottom="0cm" table:align="margins"/>
    </style:style>
    <style:style style:name="Table3.A" style:family="table-column">
      <style:table-column-properties style:column-width="10.98cm" style:rel-column-width="2588*"/>
    </style:style>
    <style:style style:name="Table3.B" style:family="table-column">
      <style:table-column-properties style:column-width="11.215cm" style:rel-column-width="2643*"/>
    </style:style>
    <style:style style:name="Table3.C" style:family="table-column">
      <style:table-column-properties style:column-width="14.563cm" style:rel-column-width="3432*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3.C1" style:family="table-cell">
      <style:table-cell-properties style:vertical-align="" fo:padding-left="0.191cm" fo:padding-right="0.191cm" fo:padding-top="0cm" fo:padding-bottom="0cm" fo:border="0.018cm solid #000001"/>
    </style:style>
    <style:style style:name="Table3.C2" style:family="table-cell">
      <style:table-cell-properties fo:padding-left="0.191cm" fo:padding-right="0.191cm" fo:padding-top="0cm" fo:padding-bottom="0cm" fo:border="0.018cm solid #000001"/>
    </style:style>
    <style:style style:name="Table4" style:family="table">
      <style:table-properties style:width="19.249cm" fo:margin-left="-0.191cm" fo:margin-right="17.588cm" fo:margin-top="0cm" fo:margin-bottom="0cm" table:align="margins"/>
    </style:style>
    <style:style style:name="Table4.A" style:family="table-column">
      <style:table-column-properties style:column-width="5.009cm" style:rel-column-width="2840*"/>
    </style:style>
    <style:style style:name="Table4.B" style:family="table-column">
      <style:table-column-properties style:column-width="5.008cm" style:rel-column-width="2839*"/>
    </style:style>
    <style:style style:name="Table4.C" style:family="table-column">
      <style:table-column-properties style:column-width="9.232cm" style:rel-column-width="5234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0.018cm solid #000001"/>
    </style:style>
    <style:style style:name="Table4.B1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5" style:family="table">
      <style:table-properties style:width="15.032cm" fo:margin-left="-0.191cm" fo:margin-top="0cm" fo:margin-bottom="0cm" table:align="left"/>
    </style:style>
    <style:style style:name="Table5.A" style:family="table-column">
      <style:table-column-properties style:column-width="5.009cm"/>
    </style:style>
    <style:style style:name="Table5.B" style:family="table-column">
      <style:table-column-properties style:column-width="5.008cm"/>
    </style:style>
    <style:style style:name="Table5.C" style:family="table-column">
      <style:table-column-properties style:column-width="5.015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padding-left="0.191cm" fo:padding-right="0.191cm" fo:padding-top="0cm" fo:padding-bottom="0cm" fo:border="0.018cm solid #000001"/>
    </style:style>
    <style:style style:name="Table6" style:family="table">
      <style:table-properties style:width="15.032cm" fo:margin-left="-0.191cm" fo:margin-top="0cm" fo:margin-bottom="0cm" table:align="left"/>
    </style:style>
    <style:style style:name="Table6.A" style:family="table-column">
      <style:table-column-properties style:column-width="5.009cm"/>
    </style:style>
    <style:style style:name="Table6.B" style:family="table-column">
      <style:table-column-properties style:column-width="5.008cm"/>
    </style:style>
    <style:style style:name="Table6.C" style:family="table-column">
      <style:table-column-properties style:column-width="5.015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padding-left="0.191cm" fo:padding-right="0.191cm" fo:padding-top="0cm" fo:padding-bottom="0cm" fo:border="0.018cm solid #000001"/>
    </style:style>
    <style:style style:name="Table6.3" style:family="table-row">
      <style:table-row-properties style:min-row-height="0.427cm" style:keep-together="true" fo:keep-together="auto"/>
    </style:style>
    <style:style style:name="Table7" style:family="table">
      <style:table-properties style:width="15.032cm" fo:margin-left="-0.191cm" fo:margin-top="0cm" fo:margin-bottom="0cm" table:align="left"/>
    </style:style>
    <style:style style:name="Table7.A" style:family="table-column">
      <style:table-column-properties style:column-width="5.009cm"/>
    </style:style>
    <style:style style:name="Table7.B" style:family="table-column">
      <style:table-column-properties style:column-width="5.008cm"/>
    </style:style>
    <style:style style:name="Table7.C" style:family="table-column">
      <style:table-column-properties style:column-width="5.015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" fo:padding-left="0.191cm" fo:padding-right="0.191cm" fo:padding-top="0cm" fo:padding-bottom="0cm" fo:border="0.018cm solid #000001"/>
    </style:style>
    <style:style style:name="Table8" style:family="table">
      <style:table-properties style:width="15.032cm" fo:margin-left="-0.191cm" fo:margin-top="0cm" fo:margin-bottom="0cm" table:align="left"/>
    </style:style>
    <style:style style:name="Table8.A" style:family="table-column">
      <style:table-column-properties style:column-width="5.009cm"/>
    </style:style>
    <style:style style:name="Table8.B" style:family="table-column">
      <style:table-column-properties style:column-width="5.008cm"/>
    </style:style>
    <style:style style:name="Table8.C" style:family="table-column">
      <style:table-column-properties style:column-width="5.015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padding-left="0.191cm" fo:padding-right="0.191cm" fo:padding-top="0cm" fo:padding-bottom="0cm" fo:border="0.018cm solid #000001"/>
    </style:style>
    <style:style style:name="Table8.A2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text-properties style:text-position="0% 100%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text-position="0% 100%" fo:font-size="11pt" style:font-size-asian="11pt" style:font-size-complex="11pt"/>
    </style:style>
    <style:style style:name="P5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6" style:family="paragraph" style:parent-style-name="Standard">
      <style:paragraph-properties fo:margin-left="0.741cm" fo:margin-right="0cm" fo:text-indent="0cm" style:auto-text-indent="false"/>
      <style:text-properties fo:font-size="11pt" style:font-size-asian="11pt" style:font-size-complex="11pt"/>
    </style:style>
    <style:style style:name="P7" style:family="paragraph" style:parent-style-name="Standard" style:master-page-name="Standard">
      <style:paragraph-properties style:page-number="auto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fo:font-size="11pt" style:font-size-asian="11pt" style:font-size-complex="11pt"/>
    </style:style>
    <style:style style:name="P9" style:family="paragraph" style:parent-style-name="Standard">
      <style:text-properties fo:font-size="11pt" fo:font-weight="bold" style:font-size-asian="11pt" style:font-weight-asian="bold" style:font-size-complex="11pt"/>
    </style:style>
    <style:style style:name="P10" style:family="paragraph" style:parent-style-name="Standard">
      <style:text-properties style:text-position="0% 100%"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style:text-position="0% 100%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1pt" style:font-size-asian="11pt" style:font-size-complex="11pt"/>
    </style:style>
    <style:style style:name="P13" style:family="paragraph" style:parent-style-name="Standard">
      <style:paragraph-properties fo:text-align="center" style:justify-single-word="false"/>
      <style:text-properties style:text-position="0% 100%" fo:font-size="11pt" fo:font-weight="bold" style:font-size-asian="11pt" style:font-weight-asian="bold" style:font-size-complex="11pt"/>
    </style:style>
    <style:style style:name="P14" style:family="paragraph" style:parent-style-name="Standard">
      <style:text-properties style:text-position="0% 100%" fo:font-size="10.5pt" style:font-size-asian="11pt" style:font-size-complex="11pt"/>
    </style:style>
    <style:style style:name="P15" style:family="paragraph" style:parent-style-name="Standard">
      <style:text-properties fo:color="#000000" style:text-position="0% 100%" fo:font-size="11pt" fo:font-style="normal" fo:font-weight="bold" style:font-size-asian="11pt" style:font-style-asian="normal" style:font-weight-asian="bold" style:font-size-complex="11pt"/>
    </style:style>
    <style:style style:name="P16" style:family="paragraph" style:parent-style-name="Standard">
      <style:text-properties fo:color="#d4d4d4" style:font-name="Consolas" fo:font-size="10.5pt" fo:font-weight="normal" fo:background-color="#1e1e1e"/>
    </style:style>
    <style:style style:name="P17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18" style:family="paragraph" style:parent-style-name="Standard">
      <style:paragraph-properties style:line-height-at-least="0.503cm" fo:text-align="start" style:justify-single-word="false"/>
      <style:text-properties fo:color="#d4d4d4" style:font-name="Consolas" fo:font-size="10.5pt" fo:font-weight="normal" fo:background-color="#1e1e1e"/>
    </style:style>
    <style:style style:name="P19" style:family="paragraph" style:parent-style-name="Standard">
      <style:text-properties fo:color="#d4d4d4" style:text-position="0% 100%" style:font-name="Consolas" fo:font-size="10.5pt" fo:font-weight="normal" fo:background-color="#1e1e1e" style:font-size-asian="11pt" style:font-size-complex="11pt"/>
    </style:style>
    <style:style style:name="P20" style:family="paragraph" style:parent-style-name="Standard">
      <style:paragraph-properties fo:text-align="center" style:justify-single-word="false"/>
      <style:text-properties fo:color="#d4d4d4" style:text-position="0% 100%" style:font-name="Consolas" fo:font-size="10.5pt" fo:font-weight="normal" fo:background-color="#1e1e1e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fo:color="#d4d4d4" style:text-position="0% 100%" style:font-name="Consolas" fo:font-size="10.5pt" fo:font-weight="normal" fo:background-color="#1e1e1e" style:font-size-asian="11pt" style:font-size-complex="11pt"/>
    </style:style>
    <style:style style:name="P22" style:family="paragraph" style:parent-style-name="Standard">
      <style:paragraph-properties style:line-height-at-least="0.503cm"/>
      <style:text-properties fo:font-size="10.5pt"/>
    </style:style>
    <style:style style:name="P23" style:family="paragraph" style:parent-style-name="Standard">
      <style:paragraph-properties style:line-height-at-least="0.503cm" fo:text-align="start" style:justify-single-word="false"/>
      <style:text-properties fo:font-size="10.5pt"/>
    </style:style>
    <style:style style:name="P24" style:family="paragraph" style:parent-style-name="Standard">
      <style:paragraph-properties style:line-height-at-least="0.503cm" fo:text-align="start" style:justify-single-word="false"/>
      <style:text-properties fo:font-size="10.5pt" fo:background-color="#ffffff"/>
    </style:style>
    <style:style style:name="P25" style:family="paragraph" style:parent-style-name="Standard">
      <style:text-properties style:use-window-font-color="true" style:text-position="0% 100%" fo:font-size="10.5pt" fo:background-color="#ffffff" style:font-size-asian="11pt" style:font-size-complex="11pt"/>
    </style:style>
    <style:style style:name="P26" style:family="paragraph" style:parent-style-name="Standard">
      <style:paragraph-properties style:line-height-at-least="0.503cm" fo:text-align="start" style:justify-single-word="false"/>
      <style:text-properties style:use-window-font-color="true" style:text-position="0% 100%" fo:font-size="10.5pt" fo:background-color="#ffffff" style:font-size-asian="11pt" style:font-size-complex="11pt"/>
    </style:style>
    <style:style style:name="P27" style:family="paragraph" style:parent-style-name="Standard">
      <style:text-properties style:use-window-font-color="true" fo:background-color="transparent"/>
    </style:style>
    <style:style style:name="P28" style:family="paragraph" style:parent-style-name="Standard">
      <style:paragraph-properties style:line-height-at-least="0.503cm"/>
      <style:text-properties style:use-window-font-color="true" fo:font-size="10.5pt" fo:background-color="#ffffff"/>
    </style:style>
    <style:style style:name="P29" style:family="paragraph" style:parent-style-name="Standard" style:list-style-name="WWNum6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0" style:family="paragraph" style:parent-style-name="Standard" style:list-style-name="WWNum7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1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32" style:family="paragraph" style:parent-style-name="Standard">
      <style:paragraph-properties fo:padding="0cm" fo:border-left="none" fo:border-right="none" fo:border-top="none" fo:border-bottom="0.053cm solid #000001"/>
      <style:text-properties style:use-window-font-color="true" fo:font-size="11pt" fo:background-color="transparent" style:font-size-asian="11pt" style:font-size-complex="11pt"/>
    </style:style>
    <style:style style:name="P33" style:family="paragraph" style:parent-style-name="Standard">
      <style:paragraph-properties fo:padding="0cm" fo:border-left="none" fo:border-right="none" fo:border-top="none" fo:border-bottom="0.053cm solid #000001"/>
      <style:text-properties style:use-window-font-color="true" style:text-position="0% 100%" fo:font-size="11pt" fo:background-color="transparent" style:font-size-asian="11pt" style:font-size-complex="11pt"/>
    </style:style>
    <style:style style:name="P34" style:family="paragraph" style:parent-style-name="Standard" style:list-style-name="WWNum8">
      <style:paragraph-properties fo:margin-left="-0.741cm" fo:margin-right="0cm" fo:text-indent="1.482cm" style:auto-text-indent="false"/>
      <style:text-properties fo:font-size="11pt" style:font-size-asian="11pt" style:font-size-complex="11pt"/>
    </style:style>
    <style:style style:name="P35" style:family="paragraph" style:parent-style-name="Standard" style:list-style-name="WWNum1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36" style:family="paragraph" style:parent-style-name="Standard" style:list-style-name="WWNum2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37" style:family="paragraph" style:parent-style-name="Standard" style:list-style-name="WWNum3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38" style:family="paragraph" style:parent-style-name="Standard" style:list-style-name="WWNum4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39" style:family="paragraph" style:parent-style-name="Standard" style:list-style-name="WWNum5">
      <style:paragraph-properties fo:margin-left="-0.741cm" fo:margin-right="0cm" fo:text-indent="1.482cm" style:auto-text-indent="false"/>
      <style:text-properties fo:font-size="11pt" style:font-size-asian="11pt" style:font-size-complex="11pt"/>
    </style:style>
    <style:style style:name="P40" style:family="paragraph" style:parent-style-name="Standard" style:list-style-name="WWNum4">
      <style:paragraph-properties fo:margin-left="-0.741cm" fo:margin-right="0cm" fo:text-align="start" style:justify-single-word="false" fo:text-indent="1.482cm" style:auto-text-indent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text-position="0% 100%" style:font-size-asian="11pt" style:font-size-complex="11pt"/>
    </style:style>
    <style:style style:name="T3" style:family="text">
      <style:text-properties style:text-position="0% 100%" style:font-name="Consolas" fo:font-weight="normal" style:font-size-asian="11pt" style:font-size-complex="11pt"/>
    </style:style>
    <style:style style:name="T4" style:family="text">
      <style:text-properties fo:color="#808080"/>
    </style:style>
    <style:style style:name="T5" style:family="text">
      <style:text-properties fo:color="#808080" style:text-position="0% 100%" style:font-size-asian="11pt" style:font-size-complex="11pt"/>
    </style:style>
    <style:style style:name="T6" style:family="text">
      <style:text-properties fo:color="#808080" style:font-name="Consolas" fo:font-weight="normal"/>
    </style:style>
    <style:style style:name="T7" style:family="text">
      <style:text-properties fo:color="#808080" style:font-name="Consolas" fo:font-weight="normal" fo:background-color="#1e1e1e"/>
    </style:style>
    <style:style style:name="T8" style:family="text">
      <style:text-properties fo:color="#569cd6"/>
    </style:style>
    <style:style style:name="T9" style:family="text">
      <style:text-properties fo:color="#569cd6" style:text-position="0% 100%" style:font-size-asian="11pt" style:font-size-complex="11pt"/>
    </style:style>
    <style:style style:name="T10" style:family="text">
      <style:text-properties fo:color="#569cd6" style:font-name="Consolas" fo:font-weight="normal" fo:background-color="#1e1e1e"/>
    </style:style>
    <style:style style:name="T11" style:family="text">
      <style:text-properties fo:color="#9cdcfe"/>
    </style:style>
    <style:style style:name="T12" style:family="text">
      <style:text-properties fo:color="#9cdcfe" style:font-name="Consolas" fo:font-weight="normal" fo:background-color="#1e1e1e"/>
    </style:style>
    <style:style style:name="T13" style:family="text">
      <style:text-properties fo:color="#ce9178"/>
    </style:style>
    <style:style style:name="T14" style:family="text">
      <style:text-properties fo:color="#ce9178" style:font-name="Consolas" fo:font-weight="normal" fo:background-color="#1e1e1e"/>
    </style:style>
    <style:style style:name="T15" style:family="text">
      <style:text-properties fo:color="#d4d4d4" style:text-position="0% 100%" style:font-name="Consolas" fo:font-weight="normal" fo:background-color="#1e1e1e" style:font-size-asian="11pt" style:font-size-complex="11pt"/>
    </style:style>
    <style:style style:name="T16" style:family="text">
      <style:text-properties fo:color="#d4d4d4" style:font-name="Consolas" fo:font-weight="normal" fo:background-color="#1e1e1e"/>
    </style:style>
    <style:style style:name="T17" style:family="text">
      <style:text-properties fo:background-color="transparent"/>
    </style:style>
    <style:style style:name="T18" style:family="text">
      <style:text-properties style:font-name="Consolas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gjdgxs"/>CSS Activity 1: Box Model</text:p>
      <text:p text:style-name="P2"/>
      <text:p text:style-name="P1">Figure out if the element is inline or block-level. Justify your answer by running a code that satisfies each of the scenario below. Write a snippet of the code you used to prove your answer in the tables below and a brief explanation of why you considered it inline or block-level.</text:p>
      <text:p text:style-name="P1"/>
      <text:p text:style-name="P2">Example:</text:p>
      <text:p text:style-name="P1"/>
      <text:list xml:id="list3252355817938074811" text:style-name="WWNum6">
        <text:list-item>
          <text:p text:style-name="P29">Observing how its default width behaves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Element</text:p>
          </table:table-cell>
          <table:table-cell table:style-name="Table1.A1" office:value-type="string">
            <text:p text:style-name="P4">Display (inline or block)</text:p>
          </table:table-cell>
          <table:table-cell table:style-name="Table1.A1" office:value-type="string">
            <text:p text:style-name="P4">Test Code</text:p>
          </table:table-cell>
        </table:table-row>
        <table:table-row table:style-name="Table1.2">
          <table:table-cell table:style-name="Table1.A2" office:value-type="string">
            <text:p text:style-name="P4">h1</text:p>
          </table:table-cell>
          <table:table-cell table:style-name="Table1.A2" office:value-type="string">
            <text:p text:style-name="P4">block</text:p>
          </table:table-cell>
          <table:table-cell table:style-name="Table1.A1" office:value-type="string">
            <text:p text:style-name="P3">&lt;h1 style=”background-color:red”&gt;Hello&lt;/h1&gt;</text:p>
            <text:p text:style-name="P15">Background color spanned the whole width of h1’s parent container (body element)</text:p>
          </table:table-cell>
        </table:table-row>
      </table:table>
      <text:p text:style-name="P1"/>
      <text:p text:style-name="P1">B. Adjusting its height 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Element</text:p>
          </table:table-cell>
          <table:table-cell table:style-name="Table2.A1" office:value-type="string">
            <text:p text:style-name="P4">Display (inline or block)</text:p>
          </table:table-cell>
          <table:table-cell table:style-name="Table2.A1" office:value-type="string">
            <text:p text:style-name="P4">Test Code</text:p>
          </table:table-cell>
        </table:table-row>
        <table:table-row table:style-name="Table2.2">
          <table:table-cell table:style-name="Table2.A2" office:value-type="string">
            <text:p text:style-name="P4">small</text:p>
          </table:table-cell>
          <table:table-cell table:style-name="Table2.A2" office:value-type="string">
            <text:p text:style-name="P4">inline</text:p>
          </table:table-cell>
          <table:table-cell table:style-name="Table2.A1" office:value-type="string">
            <text:p text:style-name="P3">&lt;small style=”background:blue;height:20px”&gt;Hi&lt;/h1&gt;</text:p>
            <text:p text:style-name="P15">The 20px height did not reflect on the element</text:p>
          </table:table-cell>
        </table:table-row>
      </table:table>
      <text:p text:style-name="P5"/>
      <text:p text:style-name="P5">Tip: You can use the background or border properties to outline elements. For padding and margins, use your browser’s developer tool. </text:p>
      <text:p text:style-name="P5"/>
      <text:p text:style-name="P5"/>
      <text:p text:style-name="P1"/>
      <text:p text:style-name="P1"/>
      <text:p text:style-name="P1"/>
      <text:list xml:id="list4654154600332259833" text:style-name="WWNum7">
        <text:list-item>
          <text:p text:style-name="P30">Observing how its default position behaves</text:p>
        </text:list-item>
      </text:list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3">Element</text:p>
          </table:table-cell>
          <table:table-cell table:style-name="Table3.A1" office:value-type="string">
            <text:p text:style-name="P13">Display (inline or block)</text:p>
          </table:table-cell>
          <table:table-cell table:style-name="Table3.C1" office:value-type="string">
            <text:p text:style-name="P13">Test Code</text:p>
          </table:table-cell>
        </table:table-row>
        <table:table-row table:style-name="Table3.1">
          <table:table-cell table:style-name="Table3.A1" office:value-type="string">
            <text:list xml:id="list2836470455143998472" text:style-name="WWNum8">
              <text:list-item>
                <text:p text:style-name="P34">strong</text:p>
              </text:list-item>
            </text:list>
          </table:table-cell>
          <table:table-cell table:style-name="Table3.A1" office:value-type="string">
            <text:p text:style-name="P4">Inline</text:p>
          </table:table-cell>
          <table:table-cell table:style-name="Table3.C2" office:value-type="string">
            <text:p text:style-name="P16"><text:span text:style-name="T2">This is a sample text. This is a sample text. </text:span><text:span text:style-name="T5">&lt;</text:span><text:span text:style-name="T9">br</text:span><text:span text:style-name="T5">&gt;</text:span></text:p>
            <text:p text:style-name="P17">This is a <text:span text:style-name="T4">&lt;</text:span><text:span text:style-name="T8">strong</text:span> <text:span text:style-name="T11">style</text:span>=<text:span text:style-name="T13">"position: relative; left: 500px"</text:span><text:span text:style-name="T4">&gt;</text:span>formatted text<text:span text:style-name="T4">&lt;/</text:span><text:span text:style-name="T8">strong</text:span><text:span text:style-name="T4">&gt;</text:span>. This is a formatted text. <text:span text:style-name="T4">&lt;</text:span><text:span text:style-name="T8">br</text:span><text:span text:style-name="T4">&gt;</text:span></text:p>
            <text:p text:style-name="P32"><text:span text:style-name="T3">&gt; the position was changed inside the strong-elements without breaking the line of the adjacent texts</text:span></text:p>
          </table:table-cell>
        </table:table-row>
        <table:table-row table:style-name="Table3.1">
          <table:table-cell table:style-name="Table3.A1" office:value-type="string">
            <text:list xml:id="list39222297" text:continue-numbering="true" text:style-name="WWNum8">
              <text:list-item>
                <text:p text:style-name="P34">input (password)</text:p>
              </text:list-item>
            </text:list>
          </table:table-cell>
          <table:table-cell table:style-name="Table3.A1" office:value-type="string">
            <text:p text:style-name="P4">inline</text:p>
          </table:table-cell>
          <table:table-cell table:style-name="Table3.C2" office:value-type="string">
            <text:p text:style-name="P19">This is a sample text. <text:span text:style-name="T4">&lt;</text:span><text:span text:style-name="T8">input</text:span> <text:span text:style-name="T11">type</text:span>=<text:span text:style-name="T13">"password"</text:span><text:span text:style-name="T4">&gt;</text:span> This is a sample text. <text:span text:style-name="T4">&lt;</text:span><text:span text:style-name="T8">br</text:span><text:span text:style-name="T4">&gt;</text:span></text:p>
            <text:p text:style-name="P17">This is a formatted text. <text:span text:style-name="T4">&lt;</text:span><text:span text:style-name="T8">input</text:span> <text:span text:style-name="T11">type</text:span>=<text:span text:style-name="T13">"password"</text:span> <text:span text:style-name="T11">style</text:span>=<text:span text:style-name="T13">"position: relative; left: 500px"</text:span><text:span text:style-name="T4">&gt;</text:span> This is a formatted text. <text:span text:style-name="T4">&lt;</text:span><text:span text:style-name="T8">br</text:span><text:span text:style-name="T4">&gt;</text:span></text:p>
            <text:p text:style-name="P33"><text:span text:style-name="T18">&gt; the position was changed inside the input elements without affecting the adjacent texts</text:span></text:p>
          </table:table-cell>
        </table:table-row>
        <table:table-row table:style-name="Table3.1">
          <table:table-cell table:style-name="Table3.A1" office:value-type="string">
            <text:list xml:id="list39216301" text:continue-numbering="true" text:style-name="WWNum8">
              <text:list-item>
                <text:p text:style-name="P34">h1</text:p>
              </text:list-item>
            </text:list>
          </table:table-cell>
          <table:table-cell table:style-name="Table3.A1" office:value-type="string">
            <text:p text:style-name="P4">block</text:p>
          </table:table-cell>
          <table:table-cell table:style-name="Table3.C2" office:value-type="string">
            <text:p text:style-name="P17"><text:span text:style-name="T4">&lt;</text:span><text:span text:style-name="T8">h1</text:span> <text:span text:style-name="T11">style</text:span>=<text:span text:style-name="T13">"position: relative; left: 500px;"</text:span><text:span text:style-name="T4">&gt;</text:span>This is a formatted text. This is a formatted text.<text:span text:style-name="T4">&lt;/</text:span><text:span text:style-name="T8">h1</text:span><text:span text:style-name="T4">&gt;</text:span></text:p>
            <text:p text:style-name="P3">&gt; the elements inside the &lt;h1&gt; where affected by the style</text:p>
          </table:table-cell>
        </table:table-row>
        <table:table-row table:style-name="Table3.1">
          <table:table-cell table:style-name="Table3.A1" office:value-type="string">
            <text:list xml:id="list39225450" text:continue-numbering="true" text:style-name="WWNum8">
              <text:list-item>
                <text:p text:style-name="P34">s</text:p>
              </text:list-item>
            </text:list>
          </table:table-cell>
          <table:table-cell table:style-name="Table3.A1" office:value-type="string">
            <text:p text:style-name="P4">inline</text:p>
          </table:table-cell>
          <table:table-cell table:style-name="Table3.C2" office:value-type="string">
            <text:p text:style-name="P19">This is a sample text. This is a sample text. <text:span text:style-name="T4">&lt;</text:span><text:span text:style-name="T8">br</text:span><text:span text:style-name="T4">&gt;</text:span></text:p>
            <text:p text:style-name="P22"><text:span text:style-name="T16">This is a </text:span><text:span text:style-name="T7">&lt;</text:span><text:span text:style-name="T10">s</text:span><text:span text:style-name="T7">&gt;</text:span><text:span text:style-name="T16">formatted text</text:span><text:span text:style-name="T7">&lt;/</text:span><text:span text:style-name="T10">s</text:span><text:span text:style-name="T7">&gt;</text:span><text:span text:style-name="T16">. This is a formatted text. </text:span><text:span text:style-name="T7">&lt;</text:span><text:span text:style-name="T10">br</text:span><text:span text:style-name="T7">&gt;</text:span></text:p>
            <text:p text:style-name="P27"><text:span text:style-name="T18">&gt; the text inside &lt;s&gt; element where affected</text:span></text:p>
          </table:table-cell>
        </table:table-row>
        <table:table-row table:style-name="Table3.1">
          <table:table-cell table:style-name="Table3.A1" office:value-type="string">
            <text:list xml:id="list39206968" text:continue-numbering="true" text:style-name="WWNum8">
              <text:list-item>
                <text:p text:style-name="P34">form</text:p>
              </text:list-item>
            </text:list>
          </table:table-cell>
          <table:table-cell table:style-name="Table3.A1" office:value-type="string">
            <text:p text:style-name="P4">block</text:p>
          </table:table-cell>
          <table:table-cell table:style-name="Table3.C2" office:value-type="string">
            <text:p text:style-name="P19"><text:span text:style-name="T4">&lt;</text:span><text:span text:style-name="T8">form</text:span> <text:span text:style-name="T11">action</text:span>=<text:span text:style-name="T13">""</text:span> <text:span text:style-name="T11">method</text:span>=<text:span text:style-name="T13">""</text:span> <text:span text:style-name="T11">style</text:span>=<text:span text:style-name="T13">"position: relative; left: 500px;"</text:span><text:span text:style-name="T4">&gt;</text:span></text:p>
            <text:p text:style-name="P17">This is a sample text. This is a sample text.</text:p>
            <text:p text:style-name="P17">This is a formatted text. This is a formatted text. </text:p>
            <text:p text:style-name="P22"><text:span text:style-name="T7">&lt;/</text:span><text:span text:style-name="T10">form</text:span><text:span text:style-name="T7">&gt;</text:span><text:span text:style-name="T16">This is a formatted text.</text:span><text:span text:style-name="T7">&lt;</text:span><text:span text:style-name="T10">br</text:span><text:span text:style-name="T7">&gt;</text:span></text:p>
            <text:p text:style-name="P28"><text:span text:style-name="T18">&gt; the whole portion of the &lt;form&gt; element where affected by the style</text:span></text:p>
          </table:table-cell>
        </table:table-row>
        <table:table-row table:style-name="Table3.1">
          <table:table-cell table:style-name="Table3.A1" office:value-type="string">
            <text:list xml:id="list39206248" text:continue-numbering="true" text:style-name="WWNum8">
              <text:list-item>
                <text:p text:style-name="P34">blockquote</text:p>
              </text:list-item>
            </text:list>
          </table:table-cell>
          <table:table-cell table:style-name="Table3.A1" office:value-type="string">
            <text:p text:style-name="P4">block</text:p>
          </table:table-cell>
          <table:table-cell table:style-name="Table3.C2" office:value-type="string">
            <text:p text:style-name="P19">This is a sample text.<text:span text:style-name="T4">&lt;</text:span><text:span text:style-name="T8">blockquote</text:span> <text:span text:style-name="T11">style</text:span>=<text:span text:style-name="T13">"position: relative; left: 500px;"</text:span><text:span text:style-name="T4">&gt;</text:span></text:p>
            <text:p text:style-name="P17">This is a sample text. This is a sample text.</text:p>
            <text:p text:style-name="P17">This is a formatted text. This is a formatted text.</text:p>
            <text:p text:style-name="P22"><text:span text:style-name="T7">&lt;/</text:span><text:span text:style-name="T10">blockquote</text:span><text:span text:style-name="T7">&gt;</text:span><text:span text:style-name="T16">This is a sample text. </text:span><text:span text:style-name="T7">&lt;</text:span><text:span text:style-name="T10">br</text:span><text:span text:style-name="T7">&gt;</text:span></text:p>
            <text:p text:style-name="P28"><text:span text:style-name="T18">&gt; the whole portion of the &lt;blockquote&gt; where affected by the style</text:span></text:p>
          </table:table-cell>
        </table:table-row>
        <table:table-row table:style-name="Table3.1">
          <table:table-cell table:style-name="Table3.A1" office:value-type="string">
            <text:list xml:id="list39218944" text:continue-numbering="true" text:style-name="WWNum8">
              <text:list-item>
                <text:p text:style-name="P34">abbr</text:p>
              </text:list-item>
            </text:list>
          </table:table-cell>
          <table:table-cell table:style-name="Table3.A1" office:value-type="string">
            <text:p text:style-name="P4">block</text:p>
          </table:table-cell>
          <table:table-cell table:style-name="Table3.C2" office:value-type="string">
            <text:p text:style-name="P19"><text:span text:style-name="T4">&lt;</text:span><text:span text:style-name="T8">abbr</text:span> <text:span text:style-name="T11">title</text:span>=<text:span text:style-name="T13">"aoeuaoeuaoeuaoeuoaeu"</text:span> <text:span text:style-name="T11">style</text:span>=<text:span text:style-name="T13">"position: relative; left: 500px;"</text:span><text:span text:style-name="T4">&gt;</text:span></text:p>
            <text:p text:style-name="P17">This is a sample text. This is a sample text.</text:p>
            <text:p text:style-name="P17">This is a formatted text. This is a formatted text.</text:p>
            <text:p text:style-name="P22"><text:span text:style-name="T7">&lt;/</text:span><text:span text:style-name="T10">abbr</text:span><text:span text:style-name="T7">&gt;</text:span></text:p>
            <text:p text:style-name="P28"><text:span text:style-name="T18">&gt; the whole portion of the &lt;abbr&gt; element where affected by the style</text:span></text:p>
          </table:table-cell>
        </table:table-row>
        <table:table-row table:style-name="Table3.1">
          <table:table-cell table:style-name="Table3.A1" office:value-type="string">
            <text:list xml:id="list39213562" text:continue-numbering="true" text:style-name="WWNum8">
              <text:list-item>
                <text:p text:style-name="P34">h4</text:p>
              </text:list-item>
            </text:list>
          </table:table-cell>
          <table:table-cell table:style-name="Table3.A1" office:value-type="string">
            <text:p text:style-name="P4">block</text:p>
          </table:table-cell>
          <table:table-cell table:style-name="Table3.C2" office:value-type="string">
            <text:p text:style-name="P14"><text:span text:style-name="T7">&lt;</text:span><text:span text:style-name="T10">h4</text:span><text:span text:style-name="T16"> </text:span><text:span text:style-name="T12">style</text:span><text:span text:style-name="T16">=</text:span><text:span text:style-name="T14">"position: relative; left: 500px;"</text:span><text:span text:style-name="T7">&gt;</text:span><text:span text:style-name="T16">This is a formatted text. This is a formatted text.</text:span><text:span text:style-name="T7">&lt;/</text:span><text:span text:style-name="T10">h4</text:span><text:span text:style-name="T7">&gt;</text:span></text:p>
            <text:p text:style-name="P25"><text:span text:style-name="T18">&gt; the whole portion of the &lt;h4&gt; element where affected by the style</text:span></text:p>
          </table:table-cell>
        </table:table-row>
        <table:table-row table:style-name="Table3.1">
          <table:table-cell table:style-name="Table3.A1" office:value-type="string">
            <text:list xml:id="list39217211" text:continue-numbering="true" text:style-name="WWNum8">
              <text:list-item>
                <text:p text:style-name="P34">nav</text:p>
              </text:list-item>
            </text:list>
          </table:table-cell>
          <table:table-cell table:style-name="Table3.A1" office:value-type="string">
            <text:p text:style-name="P4">block</text:p>
          </table:table-cell>
          <table:table-cell table:style-name="Table3.C2" office:value-type="string">
            <text:p text:style-name="P19">This is a sample text.<text:span text:style-name="T4">&lt;</text:span><text:span text:style-name="T8">nav</text:span> <text:span text:style-name="T11">style</text:span>=<text:span text:style-name="T13">"position: relative; left: 500px;"</text:span><text:span text:style-name="T4">&gt;</text:span></text:p>
            <text:p text:style-name="P17">This is a sample text. This is a sample text.</text:p>
            <text:p text:style-name="P17">This is a formatted text. This is a formatted text.</text:p>
            <text:p text:style-name="P22"><text:span text:style-name="T7">&lt;/</text:span><text:span text:style-name="T10">nav</text:span><text:span text:style-name="T7">&gt;</text:span><text:span text:style-name="T16">This is a sample text.</text:span></text:p>
            <text:p text:style-name="P28"><text:span text:style-name="T18">&gt; the whole portion of the &lt;nav&gt; element where affected by the style</text:span></text:p>
          </table:table-cell>
        </table:table-row>
      </table:table>
      <text:p text:style-name="P1"/>
      <text:list xml:id="list39232671" text:continue-list="list4654154600332259833" text:style-name="WWNum7">
        <text:list-item>
          <text:p text:style-name="P30">Observing how its default width behaves</text:p>
        </text:list-item>
      </text:list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3">Element</text:p>
          </table:table-cell>
          <table:table-cell table:style-name="Table4.B1" office:value-type="string">
            <text:p text:style-name="P13">Display (inline or block)</text:p>
          </table:table-cell>
          <table:table-cell table:style-name="Table4.A1" office:value-type="string">
            <text:p text:style-name="P13">Test Code</text:p>
          </table:table-cell>
        </table:table-row>
        <table:table-row table:style-name="Table4.1">
          <table:table-cell table:style-name="Table4.A1" office:value-type="string">
            <text:list xml:id="list5789998037437902948" text:style-name="WWNum1">
              <text:list-item>
                <text:p text:style-name="P35">h2</text:p>
              </text:list-item>
            </text:list>
          </table:table-cell>
          <table:table-cell table:style-name="Table4.B1" office:value-type="string">
            <text:p text:style-name="P4">block</text:p>
          </table:table-cell>
          <table:table-cell table:style-name="Table4.A1" office:value-type="string">
            <text:p text:style-name="P21">This is a sample text.<text:span text:style-name="T4">&lt;</text:span><text:span text:style-name="T8">h2</text:span> <text:span text:style-name="T11">style</text:span>=<text:span text:style-name="T13">"width: 500px;"</text:span><text:span text:style-name="T4">&gt;</text:span>This is a sample text. This is a sample text.</text:p>
            <text:p text:style-name="P18">This is a formatted text. This is a formatted text.</text:p>
            <text:p text:style-name="P23"><text:span text:style-name="T7">&lt;/</text:span><text:span text:style-name="T10">h2</text:span><text:span text:style-name="T7">&gt;</text:span></text:p>
            <text:p text:style-name="P24"><text:span text:style-name="T6">&gt; as seen in the CCS box model, the &lt;h2&gt; container width were affected as a whole</text:span></text:p>
          </table:table-cell>
        </table:table-row>
        <table:table-row table:style-name="Table4.1">
          <table:table-cell table:style-name="Table4.A1" office:value-type="string">
            <text:list xml:id="list39222257" text:continue-numbering="true" text:style-name="WWNum1">
              <text:list-item>
                <text:p text:style-name="P35">em</text:p>
              </text:list-item>
            </text:list>
          </table:table-cell>
          <table:table-cell table:style-name="Table4.B1" office:value-type="string">
            <text:p text:style-name="P4">inline</text:p>
          </table:table-cell>
          <table:table-cell table:style-name="Table4.A1" office:value-type="string">
            <text:p text:style-name="P21">This is a sample text. This is a sample text.</text:p>
            <text:p text:style-name="P23"><text:span text:style-name="T16">This is a </text:span><text:span text:style-name="T7">&lt;</text:span><text:span text:style-name="T10">em</text:span><text:span text:style-name="T16"> </text:span><text:span text:style-name="T12">style</text:span><text:span text:style-name="T16">=</text:span><text:span text:style-name="T14">"width: 1000px;"</text:span><text:span text:style-name="T7">&gt;</text:span><text:span text:style-name="T16">formatted text</text:span><text:span text:style-name="T7">&lt;/</text:span><text:span text:style-name="T10">em</text:span><text:span text:style-name="T7">&gt;</text:span><text:span text:style-name="T16"> . This is a formatted text. </text:span><text:span text:style-name="T7">&lt;</text:span><text:span text:style-name="T10">br</text:span><text:span text:style-name="T7">&gt;</text:span></text:p>
            <text:p text:style-name="P24"><text:span text:style-name="T6">&gt; the container width of the CSS box did not took effect</text:span></text:p>
          </table:table-cell>
        </table:table-row>
        <table:table-row table:style-name="Table4.1">
          <table:table-cell table:style-name="Table4.A1" office:value-type="string">
            <text:list xml:id="list39209665" text:continue-numbering="true" text:style-name="WWNum1">
              <text:list-item>
                <text:p text:style-name="P35">ins</text:p>
              </text:list-item>
            </text:list>
          </table:table-cell>
          <table:table-cell table:style-name="Table4.B1" office:value-type="string">
            <text:p text:style-name="P4">inline</text:p>
          </table:table-cell>
          <table:table-cell table:style-name="Table4.A1" office:value-type="string">
            <text:p text:style-name="P21">This is a sample text. This is a sample text. <text:span text:style-name="T4">&lt;</text:span><text:span text:style-name="T8">br</text:span><text:span text:style-name="T4">&gt;</text:span></text:p>
            <text:p text:style-name="P18">This is a <text:span text:style-name="T4">&lt;</text:span><text:span text:style-name="T8">ins</text:span> <text:span text:style-name="T11">style</text:span>=<text:span text:style-name="T13">"width: 1000px;"</text:span><text:span text:style-name="T4">&gt;</text:span>formatted text<text:span text:style-name="T4">&lt;/</text:span><text:span text:style-name="T8">ins</text:span><text:span text:style-name="T4">&gt;</text:span>. This is a formatted text. <text:span text:style-name="T4">&lt;</text:span><text:span text:style-name="T8">br</text:span><text:span text:style-name="T4">&gt;</text:span></text:p>
            <text:p text:style-name="P26"><text:span text:style-name="T18">&gt; the container width of the CSS box did not took effect</text:span></text:p>
          </table:table-cell>
        </table:table-row>
        <table:table-row table:style-name="Table4.1">
          <table:table-cell table:style-name="Table4.A1" office:value-type="string">
            <text:list xml:id="list39235952" text:continue-numbering="true" text:style-name="WWNum1">
              <text:list-item>
                <text:p text:style-name="P35">sup</text:p>
              </text:list-item>
            </text:list>
          </table:table-cell>
          <table:table-cell table:style-name="Table4.B1" office:value-type="string">
            <text:p text:style-name="P4">inline</text:p>
          </table:table-cell>
          <table:table-cell table:style-name="Table4.A1" office:value-type="string">
            <text:p text:style-name="P21">This is a sample text. This is a sample text. <text:span text:style-name="T4">&lt;</text:span><text:span text:style-name="T8">br</text:span><text:span text:style-name="T4">&gt;</text:span></text:p>
            <text:p text:style-name="P17">This is a <text:span text:style-name="T4">&lt;</text:span><text:span text:style-name="T8">sup</text:span> <text:span text:style-name="T11">style</text:span>=<text:span text:style-name="T13">"width: 1000px;"</text:span><text:span text:style-name="T4">&gt;</text:span>formatted text<text:span text:style-name="T4">&lt;/</text:span><text:span text:style-name="T8">sup</text:span><text:span text:style-name="T4">&gt;</text:span>. This is a formatted text. <text:span text:style-name="T4">&lt;</text:span><text:span text:style-name="T8">br</text:span><text:span text:style-name="T4">&gt;</text:span></text:p>
            <text:p text:style-name="P26"><text:span text:style-name="T18">&gt; the container width of the CSS box did not took effect</text:span></text:p>
          </table:table-cell>
        </table:table-row>
        <table:table-row table:style-name="Table4.1">
          <table:table-cell table:style-name="Table4.A1" office:value-type="string">
            <text:list xml:id="list39210934" text:continue-numbering="true" text:style-name="WWNum1">
              <text:list-item>
                <text:p text:style-name="P35">li</text:p>
              </text:list-item>
            </text:list>
          </table:table-cell>
          <table:table-cell table:style-name="Table4.B1" office:value-type="string">
            <text:p text:style-name="P4">block</text:p>
          </table:table-cell>
          <table:table-cell table:style-name="Table4.A1" office:value-type="string">
            <text:p text:style-name="P21">This is a sample text. This is a sample text. <text:span text:style-name="T4">&lt;</text:span><text:span text:style-name="T8">br</text:span><text:span text:style-name="T4">&gt;</text:span></text:p>
            <text:p text:style-name="P17">This is a <text:span text:style-name="T4">&lt;</text:span><text:span text:style-name="T8">li</text:span> <text:span text:style-name="T11">style</text:span>=<text:span text:style-name="T13">"width: 1000px;"</text:span><text:span text:style-name="T4">&gt;</text:span>formatted text<text:span text:style-name="T4">&lt;/</text:span><text:span text:style-name="T8">li</text:span><text:span text:style-name="T4">&gt;</text:span>. This is a formatted text. <text:span text:style-name="T4">&lt;</text:span><text:span text:style-name="T8">br</text:span><text:span text:style-name="T4">&gt;</text:span></text:p>
            <text:p text:style-name="P12">&gt; the container width of the &lt;li&gt; element was changed as seen in the CSS box model</text:p>
          </table:table-cell>
        </table:table-row>
        <table:table-row table:style-name="Table4.1">
          <table:table-cell table:style-name="Table4.A1" office:value-type="string">
            <text:list xml:id="list39213791" text:continue-numbering="true" text:style-name="WWNum1">
              <text:list-item>
                <text:p text:style-name="P35">dl</text:p>
              </text:list-item>
            </text:list>
          </table:table-cell>
          <table:table-cell table:style-name="Table4.B1" office:value-type="string">
            <text:p text:style-name="P4">block</text:p>
          </table:table-cell>
          <table:table-cell table:style-name="Table4.A1" office:value-type="string">
            <text:p text:style-name="P21">This is a sample text. This is a sample text. <text:span text:style-name="T4">&lt;</text:span><text:span text:style-name="T8">br</text:span><text:span text:style-name="T4">&gt;</text:span></text:p>
            <text:p text:style-name="P17">This is a <text:span text:style-name="T4">&lt;</text:span><text:span text:style-name="T8">dl</text:span> <text:span text:style-name="T11">style</text:span>=<text:span text:style-name="T13">"width: 1000px;"</text:span><text:span text:style-name="T4">&gt;</text:span>formatted text<text:span text:style-name="T4">&lt;/</text:span><text:span text:style-name="T8">dl</text:span><text:span text:style-name="T4">&gt;</text:span>. This is a formatted text. <text:span text:style-name="T4">&lt;</text:span><text:span text:style-name="T8">br</text:span><text:span text:style-name="T4">&gt;</text:span></text:p>
            <text:p text:style-name="P12">&gt; the container width of the &lt;dl&gt; element was changed as seen in CSS box model</text:p>
          </table:table-cell>
        </table:table-row>
        <table:table-row table:style-name="Table4.1">
          <table:table-cell table:style-name="Table4.A1" office:value-type="string">
            <text:list xml:id="list39235754" text:continue-numbering="true" text:style-name="WWNum1">
              <text:list-item>
                <text:p text:style-name="P35">input (email)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21">This is a formatted text. This is a formatted text. <text:span text:style-name="T4">&lt;</text:span><text:span text:style-name="T8">br</text:span><text:span text:style-name="T4">&gt;</text:span></text:p>
            <text:p text:style-name="P22"><text:span text:style-name="T7">&lt;</text:span><text:span text:style-name="T10">input</text:span><text:span text:style-name="T16"> </text:span><text:span text:style-name="T12">type</text:span><text:span text:style-name="T16">=</text:span><text:span text:style-name="T14">"email"</text:span><text:span text:style-name="T16"> </text:span><text:span text:style-name="T12">style</text:span><text:span text:style-name="T16">=</text:span><text:span text:style-name="T14">"width: 1000px;"</text:span><text:span text:style-name="T7">&gt;</text:span></text:p>
            <text:p text:style-name="P12">&gt; the CSS box model changed since the width container is associated with width of its textarea, nevertheless it is still an inline element because of the fact that &lt;input&gt; element doesn't have a closing tags</text:p>
          </table:table-cell>
        </table:table-row>
        <table:table-row table:style-name="Table4.1">
          <table:table-cell table:style-name="Table4.A1" office:value-type="string">
            <text:list xml:id="list39226853" text:continue-numbering="true" text:style-name="WWNum1">
              <text:list-item>
                <text:p text:style-name="P35">select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21">This is a sample text. This is a sample text. <text:span text:style-name="T4">&lt;</text:span><text:span text:style-name="T8">br</text:span><text:span text:style-name="T4">&gt;</text:span></text:p>
            <text:p text:style-name="P17">This is a</text:p>
            <text:p text:style-name="P17"><text:span text:style-name="T4">&lt;</text:span><text:span text:style-name="T8">select</text:span> <text:span text:style-name="T11">style</text:span>=<text:span text:style-name="T13">"width: 1000px;"</text:span><text:span text:style-name="T4">&gt;</text:span></text:p>
            <text:p text:style-name="P22"><text:span text:style-name="T7">&lt;/</text:span><text:span text:style-name="T10">select</text:span><text:span text:style-name="T7">&gt;</text:span><text:span text:style-name="T16">. This is a formatted text. </text:span><text:span text:style-name="T7">&lt;</text:span><text:span text:style-name="T10">br</text:span><text:span text:style-name="T7">&gt;</text:span></text:p>
          </table:table-cell>
        </table:table-row>
        <table:table-row table:style-name="Table4.1">
          <table:table-cell table:style-name="Table4.A1" office:value-type="string">
            <text:list xml:id="list39210253" text:continue-numbering="true" text:style-name="WWNum1">
              <text:list-item>
                <text:p text:style-name="P35">footer</text:p>
              </text:list-item>
            </text:list>
          </table:table-cell>
          <table:table-cell table:style-name="Table4.A1" office:value-type="string">
            <text:p text:style-name="P4">block</text:p>
          </table:table-cell>
          <table:table-cell table:style-name="Table4.A1" office:value-type="string">
            <text:p text:style-name="P21"><text:span text:style-name="T4">&lt;</text:span><text:span text:style-name="T8">footer</text:span> <text:span text:style-name="T11">style</text:span>=<text:span text:style-name="T13">"width: 1000px;"</text:span><text:span text:style-name="T4">&gt;</text:span>This is a sample text. This is a sample text.</text:p>
            <text:p text:style-name="P22"><text:span text:style-name="T7">&lt;/</text:span><text:span text:style-name="T10">footer</text:span><text:span text:style-name="T7">&gt;</text:span></text:p>
            <text:p text:style-name="P12">&gt;the whole footer block container width was affected</text:p>
          </table:table-cell>
        </table:table-row>
      </table:table>
      <text:p text:style-name="P1"/>
      <text:p text:style-name="P1"/>
      <text:p text:style-name="P1"/>
      <text:p text:style-name="P6"/>
      <text:list xml:id="list39219962" text:continue-list="list39232671" text:style-name="WWNum7">
        <text:list-item>
          <text:p text:style-name="P30">Adjusting its height</text:p>
        </text:list-item>
      </text:list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3">Element</text:p>
          </table:table-cell>
          <table:table-cell table:style-name="Table5.A1" office:value-type="string">
            <text:p text:style-name="P13">Display (inline or block)</text:p>
          </table:table-cell>
          <table:table-cell table:style-name="Table5.A1" office:value-type="string">
            <text:p text:style-name="P13">Test Code</text:p>
          </table:table-cell>
        </table:table-row>
        <table:table-row table:style-name="Table5.1">
          <table:table-cell table:style-name="Table5.A1" office:value-type="string">
            <text:list xml:id="list1017336330173417920" text:style-name="WWNum2">
              <text:list-item>
                <text:p text:style-name="P36">header</text:p>
              </text:list-item>
            </text:list>
          </table:table-cell>
          <table:table-cell table:style-name="Table5.A1" office:value-type="string">
            <text:p text:style-name="P4">block</text:p>
          </table:table-cell>
          <table:table-cell table:style-name="Table5.A1" office:value-type="string">
            <text:p text:style-name="P20"><text:span text:style-name="T4">&lt;</text:span><text:span text:style-name="T8">header</text:span> <text:span text:style-name="T11">style</text:span>=<text:span text:style-name="T13">"height: 200px;"</text:span><text:span text:style-name="T4">&gt;</text:span></text:p>
            <text:p text:style-name="P17">This is a formatted text. This is a formatted text</text:p>
            <text:p text:style-name="P17"><text:span text:style-name="T4">&lt;/</text:span><text:span text:style-name="T8">header</text:span><text:span text:style-name="T4">&gt;</text:span></text:p>
            <text:p text:style-name="P4"/>
          </table:table-cell>
        </table:table-row>
        <table:table-row table:style-name="Table5.1">
          <table:table-cell table:style-name="Table5.A1" office:value-type="string">
            <text:list xml:id="list39214905" text:continue-numbering="true" text:style-name="WWNum2">
              <text:list-item>
                <text:p text:style-name="P36">span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20"><text:span text:style-name="T4">&lt;</text:span><text:span text:style-name="T8">span</text:span> <text:span text:style-name="T11">style</text:span>=<text:span text:style-name="T13">"height: 200px;"</text:span><text:span text:style-name="T4">&gt;</text:span></text:p>
            <text:p text:style-name="P17">This is a formatted text. This is a formatted text</text:p>
            <text:p text:style-name="P17"><text:span text:style-name="T4">&lt;/</text:span><text:span text:style-name="T8">span</text:span><text:span text:style-name="T4">&gt;</text:span></text:p>
            <text:p text:style-name="P4"/>
          </table:table-cell>
        </table:table-row>
        <table:table-row table:style-name="Table5.1">
          <table:table-cell table:style-name="Table5.A1" office:value-type="string">
            <text:list xml:id="list39233507" text:continue-numbering="true" text:style-name="WWNum2">
              <text:list-item>
                <text:p text:style-name="P36">a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20"><text:span text:style-name="T4">&lt;</text:span><text:span text:style-name="T8">a</text:span> <text:span text:style-name="T11">href</text:span>=<text:span text:style-name="T13">""</text:span> <text:span text:style-name="T11">style</text:span>=<text:span text:style-name="T13">"height: 200px;"</text:span><text:span text:style-name="T4">&gt;</text:span></text:p>
            <text:p text:style-name="P17">This is a formatted text. This is a formatted text</text:p>
            <text:p text:style-name="P17"><text:span text:style-name="T4">&lt;/</text:span><text:span text:style-name="T8">a</text:span><text:span text:style-name="T4">&gt;</text:span></text:p>
            <text:p text:style-name="P4"/>
          </table:table-cell>
        </table:table-row>
        <table:table-row table:style-name="Table5.1">
          <table:table-cell table:style-name="Table5.A1" office:value-type="string">
            <text:list xml:id="list39219042" text:continue-numbering="true" text:style-name="WWNum2">
              <text:list-item>
                <text:p text:style-name="P36">button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20"><text:span text:style-name="T4">&lt;</text:span><text:span text:style-name="T8">button</text:span> <text:span text:style-name="T11">style</text:span>=<text:span text:style-name="T13">"height: 200px;"</text:span><text:span text:style-name="T4">&gt;</text:span></text:p>
            <text:p text:style-name="P17">This is a formatted text. This is a formatted text</text:p>
            <text:p text:style-name="P17"><text:span text:style-name="T4">&lt;/</text:span><text:span text:style-name="T8">button</text:span><text:span text:style-name="T4">&gt;</text:span></text:p>
            <text:p text:style-name="P4"/>
          </table:table-cell>
        </table:table-row>
        <table:table-row table:style-name="Table5.1">
          <table:table-cell table:style-name="Table5.A1" office:value-type="string">
            <text:list xml:id="list39229282" text:continue-numbering="true" text:style-name="WWNum2">
              <text:list-item>
                <text:p text:style-name="P36">img</text:p>
              </text:list-item>
            </text:list>
          </table:table-cell>
          <table:table-cell table:style-name="Table5.A1" office:value-type="string">
            <text:p text:style-name="P4">block</text:p>
          </table:table-cell>
          <table:table-cell table:style-name="Table5.A1" office:value-type="string">
            <text:p text:style-name="P20"><text:span text:style-name="T4">&lt;</text:span><text:span text:style-name="T8">img</text:span> <text:span text:style-name="T11">src</text:span>=<text:span text:style-name="T13">""</text:span> <text:span text:style-name="T11">alt</text:span>=<text:span text:style-name="T13">""</text:span> <text:span text:style-name="T11">style</text:span>=<text:span text:style-name="T13">"height: 200px;"</text:span><text:span text:style-name="T4">&gt;</text:span></text:p>
            <text:p text:style-name="P4"/>
          </table:table-cell>
        </table:table-row>
        <table:table-row table:style-name="Table5.1">
          <table:table-cell table:style-name="Table5.A1" office:value-type="string">
            <text:list xml:id="list39205661" text:continue-numbering="true" text:style-name="WWNum2">
              <text:list-item>
                <text:p text:style-name="P36">input (checkbox)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20"><text:span text:style-name="T4">&lt;</text:span><text:span text:style-name="T8">input</text:span> <text:span text:style-name="T11">type</text:span>=<text:span text:style-name="T13">"checkbox"</text:span> <text:span text:style-name="T11">style</text:span>=<text:span text:style-name="T13">"height: 200px;"</text:span><text:span text:style-name="T4">&gt;</text:span></text:p>
            <text:p text:style-name="P4"/>
          </table:table-cell>
        </table:table-row>
        <table:table-row table:style-name="Table5.1">
          <table:table-cell table:style-name="Table5.A1" office:value-type="string">
            <text:list xml:id="list39221036" text:continue-numbering="true" text:style-name="WWNum2">
              <text:list-item>
                <text:p text:style-name="P36">sub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20"><text:span text:style-name="T4">&lt;</text:span><text:span text:style-name="T8">sub</text:span> <text:span text:style-name="T11">style</text:span>=<text:span text:style-name="T13">"height: 200px;"</text:span><text:span text:style-name="T4">&gt;</text:span> </text:p>
            <text:p text:style-name="P17">This is a formatted text. This is a formatted text</text:p>
            <text:p text:style-name="P17"><text:span text:style-name="T4">&lt;/</text:span><text:span text:style-name="T8">sub</text:span><text:span text:style-name="T4">&gt;</text:span></text:p>
            <text:p text:style-name="P4"/>
          </table:table-cell>
        </table:table-row>
        <table:table-row table:style-name="Table5.1">
          <table:table-cell table:style-name="Table5.A1" office:value-type="string">
            <text:list xml:id="list39230971" text:continue-numbering="true" text:style-name="WWNum2">
              <text:list-item>
                <text:p text:style-name="P36">fieldset</text:p>
              </text:list-item>
            </text:list>
          </table:table-cell>
          <table:table-cell table:style-name="Table5.A1" office:value-type="string">
            <text:p text:style-name="P4">block</text:p>
          </table:table-cell>
          <table:table-cell table:style-name="Table5.A1" office:value-type="string">
            <text:p text:style-name="P20"><text:span text:style-name="T4">&lt;</text:span><text:span text:style-name="T8">fieldset</text:span> <text:span text:style-name="T11">disabled</text:span>=<text:span text:style-name="T13">"disabled"</text:span> <text:span text:style-name="T11">style</text:span>=<text:span text:style-name="T13">"height: 200px;"</text:span><text:span text:style-name="T4">&gt;</text:span></text:p>
            <text:p text:style-name="P17">This is a formatted text. This is a formatted text</text:p>
            <text:p text:style-name="P17"><text:span text:style-name="T4">&lt;/</text:span><text:span text:style-name="T8">fieldset</text:span><text:span text:style-name="T4">&gt;</text:span></text:p>
            <text:p text:style-name="P4"/>
          </table:table-cell>
        </table:table-row>
      </table:table>
      <text:p text:style-name="P1"/>
      <text:p text:style-name="P1"/>
      <text:list xml:id="list39216782" text:continue-list="list39219962" text:style-name="WWNum7">
        <text:list-item>
          <text:p text:style-name="P30">Adjusting its width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3">Element</text:p>
          </table:table-cell>
          <table:table-cell table:style-name="Table6.A1" office:value-type="string">
            <text:p text:style-name="P13">Display (inline or block)</text:p>
          </table:table-cell>
          <table:table-cell table:style-name="Table6.A1" office:value-type="string">
            <text:p text:style-name="P13">Test Code</text:p>
          </table:table-cell>
        </table:table-row>
        <table:table-row table:style-name="Table6.1">
          <table:table-cell table:style-name="Table6.A1" office:value-type="string">
            <text:list xml:id="list108159053370100127" text:style-name="WWNum3">
              <text:list-item>
                <text:p text:style-name="P37">h5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20"><text:span text:style-name="T4">&lt;</text:span><text:span text:style-name="T8">h5</text:span> <text:span text:style-name="T11">style</text:span>=<text:span text:style-name="T13">"width: 500px;"</text:span><text:span text:style-name="T4">&gt;</text:span></text:p>
            <text:p text:style-name="P17">This is a formatted text. This is a formatted text.</text:p>
            <text:p text:style-name="P17"><text:span text:style-name="T4">&lt;/</text:span><text:span text:style-name="T8">h5</text:span><text:span text:style-name="T4">&gt;</text:span></text:p>
            <text:p text:style-name="P4"/>
          </table:table-cell>
        </table:table-row>
        <table:table-row table:style-name="Table6.3">
          <table:table-cell table:style-name="Table6.A1" office:value-type="string">
            <text:list xml:id="list39234564" text:continue-numbering="true" text:style-name="WWNum3">
              <text:list-item>
                <text:p text:style-name="P37">q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20"><text:span text:style-name="T4">&lt;</text:span><text:span text:style-name="T8">q</text:span> <text:span text:style-name="T11">style</text:span>=<text:span text:style-name="T13">"width: 500px;"</text:span><text:span text:style-name="T4">&gt;</text:span></text:p>
            <text:p text:style-name="P17">This is a formatted text. This is a formatted text.</text:p>
            <text:p text:style-name="P17"><text:span text:style-name="T4">&lt;/</text:span><text:span text:style-name="T8">q</text:span><text:span text:style-name="T4">&gt;</text:span></text:p>
            <text:p text:style-name="P4"/>
          </table:table-cell>
        </table:table-row>
        <table:table-row table:style-name="Table6.1">
          <table:table-cell table:style-name="Table6.A1" office:value-type="string">
            <text:list xml:id="list39205761" text:continue-numbering="true" text:style-name="WWNum3">
              <text:list-item>
                <text:p text:style-name="P37">del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20"><text:span text:style-name="T4">&lt;</text:span><text:span text:style-name="T8">del</text:span> <text:span text:style-name="T11">style</text:span>=<text:span text:style-name="T13">"width: 500px;"</text:span><text:span text:style-name="T4">&gt;</text:span></text:p>
            <text:p text:style-name="P17">This is a formatted text. This is a formatted text.</text:p>
            <text:p text:style-name="P17"><text:span text:style-name="T4">&lt;/</text:span><text:span text:style-name="T8">del</text:span><text:span text:style-name="T4">&gt;</text:span></text:p>
            <text:p text:style-name="P4"/>
          </table:table-cell>
        </table:table-row>
        <table:table-row table:style-name="Table6.1">
          <table:table-cell table:style-name="Table6.A1" office:value-type="string">
            <text:list xml:id="list39220515" text:continue-numbering="true" text:style-name="WWNum3">
              <text:list-item>
                <text:p text:style-name="P37">aside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20"><text:span text:style-name="T4">&lt;</text:span><text:span text:style-name="T8">aside</text:span> <text:span text:style-name="T11">style</text:span>=<text:span text:style-name="T13">"width: 500px;"</text:span><text:span text:style-name="T4">&gt;</text:span></text:p>
            <text:p text:style-name="P17">This is a formatted text. This is a formatted text.</text:p>
            <text:p text:style-name="P17"><text:span text:style-name="T4">&lt;/</text:span><text:span text:style-name="T8">aside</text:span><text:span text:style-name="T4">&gt;</text:span></text:p>
            <text:p text:style-name="P4"/>
          </table:table-cell>
        </table:table-row>
        <table:table-row table:style-name="Table6.1">
          <table:table-cell table:style-name="Table6.A1" office:value-type="string">
            <text:list xml:id="list39237868" text:continue-numbering="true" text:style-name="WWNum3">
              <text:list-item>
                <text:p text:style-name="P37">Figure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20"><text:span text:style-name="T4">&lt;</text:span><text:span text:style-name="T8">figure</text:span> <text:span text:style-name="T11">style</text:span>=<text:span text:style-name="T13">"width: 500px;"</text:span><text:span text:style-name="T4">&gt;</text:span></text:p>
            <text:p text:style-name="P17">This is a formatted text. This is a formatted text.</text:p>
            <text:p text:style-name="P17"><text:span text:style-name="T4">&lt;/</text:span><text:span text:style-name="T8">figure</text:span><text:span text:style-name="T4">&gt;</text:span></text:p>
            <text:p text:style-name="P4"/>
          </table:table-cell>
        </table:table-row>
        <table:table-row table:style-name="Table6.1">
          <table:table-cell table:style-name="Table6.A1" office:value-type="string">
            <text:list xml:id="list39215284" text:continue-numbering="true" text:style-name="WWNum3">
              <text:list-item>
                <text:p text:style-name="P37">input (submit)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20"><text:span text:style-name="T4">&lt;</text:span><text:span text:style-name="T8">input</text:span> <text:span text:style-name="T11">type</text:span>=<text:span text:style-name="T13">"submit"</text:span> <text:span text:style-name="T11">style</text:span>=<text:span text:style-name="T13">"width: 500px;"</text:span><text:span text:style-name="T4">&gt;</text:span></text:p>
            <text:p text:style-name="P4"/>
          </table:table-cell>
        </table:table-row>
        <table:table-row table:style-name="Table6.1">
          <table:table-cell table:style-name="Table6.A1" office:value-type="string">
            <text:list xml:id="list39223398" text:continue-numbering="true" text:style-name="WWNum3">
              <text:list-item>
                <text:p text:style-name="P37">h3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20"><text:span text:style-name="T4">&lt;</text:span><text:span text:style-name="T8">h3</text:span> <text:span text:style-name="T11">style</text:span>=<text:span text:style-name="T13">"width: 500px;"</text:span><text:span text:style-name="T4">&gt;</text:span></text:p>
            <text:p text:style-name="P17">This is a formatted text. This is a formatted text.</text:p>
            <text:p text:style-name="P17"><text:span text:style-name="T4">&lt;/</text:span><text:span text:style-name="T8">h3</text:span><text:span text:style-name="T4">&gt;</text:span></text:p>
            <text:p text:style-name="P4"/>
          </table:table-cell>
        </table:table-row>
        <table:table-row table:style-name="Table6.1">
          <table:table-cell table:style-name="Table6.A1" office:value-type="string">
            <text:list xml:id="list39209692" text:continue-numbering="true" text:style-name="WWNum3">
              <text:list-item>
                <text:p text:style-name="P37">small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20"><text:span text:style-name="T4">&lt;</text:span><text:span text:style-name="T8">small</text:span> <text:span text:style-name="T11">style</text:span>=<text:span text:style-name="T13">"width: 500px;"</text:span><text:span text:style-name="T4">&gt;</text:span></text:p>
            <text:p text:style-name="P17">This is a formatted text. This is a formatted text.</text:p>
            <text:p text:style-name="P17"><text:span text:style-name="T4">&lt;/</text:span><text:span text:style-name="T8">small</text:span><text:span text:style-name="T4">&gt;</text:span></text:p>
            <text:p text:style-name="P4"/>
          </table:table-cell>
        </table:table-row>
      </table:table>
      <text:p text:style-name="P1"/>
      <text:p text:style-name="P6"/>
      <text:list xml:id="list39215815" text:continue-list="list39216782" text:style-name="WWNum7">
        <text:list-item>
          <text:p text:style-name="P30">Adding padding on all sides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3">Element</text:p>
          </table:table-cell>
          <table:table-cell table:style-name="Table7.A1" office:value-type="string">
            <text:p text:style-name="P13">Display (inline or block)</text:p>
          </table:table-cell>
          <table:table-cell table:style-name="Table7.A1" office:value-type="string">
            <text:p text:style-name="P13">Test Code</text:p>
          </table:table-cell>
        </table:table-row>
        <table:table-row table:style-name="Table7.1">
          <table:table-cell table:style-name="Table7.A1" office:value-type="string">
            <text:list xml:id="list8099158368181266589" text:style-name="WWNum4">
              <text:list-item>
                <text:p text:style-name="P40"><text:span text:style-name="T1">h6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20"><text:span text:style-name="T4">&lt;</text:span><text:span text:style-name="T8">small</text:span> <text:span text:style-name="T11">style</text:span>=<text:span text:style-name="T13">"width: 500px;"</text:span><text:span text:style-name="T4">&gt;</text:span></text:p>
            <text:p text:style-name="P17">This is a formatted text. This is a formatted text.</text:p>
            <text:p text:style-name="P17"><text:span text:style-name="T4">&lt;/</text:span><text:span text:style-name="T8">small</text:span><text:span text:style-name="T4">&gt;</text:span></text:p>
            <text:p text:style-name="P4"/>
          </table:table-cell>
        </table:table-row>
        <table:table-row table:style-name="Table7.1">
          <table:table-cell table:style-name="Table7.A1" office:value-type="string">
            <text:list xml:id="list39229784" text:continue-numbering="true" text:style-name="WWNum4">
              <text:list-item>
                <text:p text:style-name="P38">ol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20"><text:span text:style-name="T4">&lt;</text:span><text:span text:style-name="T8">ol</text:span> <text:span text:style-name="T11">style</text:span>=<text:span text:style-name="T13">"padding: 10px 10px 10px 10px;"</text:span><text:span text:style-name="T4">&gt;</text:span></text:p>
            <text:p text:style-name="P17">This is a formatted text. This is a formatted text.</text:p>
            <text:p text:style-name="P17"><text:span text:style-name="T4">&lt;/</text:span><text:span text:style-name="T8">ol</text:span><text:span text:style-name="T4">&gt;</text:span></text:p>
            <text:p text:style-name="P4"/>
          </table:table-cell>
        </table:table-row>
        <table:table-row table:style-name="Table7.1">
          <table:table-cell table:style-name="Table7.A1" office:value-type="string">
            <text:list xml:id="list39226922" text:continue-numbering="true" text:style-name="WWNum4">
              <text:list-item>
                <text:p text:style-name="P38">hr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20"><text:span text:style-name="T4">&lt;</text:span><text:span text:style-name="T8">hr</text:span> <text:span text:style-name="T11">style</text:span>=<text:span text:style-name="T13">"padding: 10px 10px 10px 10px"</text:span><text:span text:style-name="T4">&gt;</text:span></text:p>
            <text:p text:style-name="P4"/>
          </table:table-cell>
        </table:table-row>
        <table:table-row table:style-name="Table7.1">
          <table:table-cell table:style-name="Table7.A1" office:value-type="string">
            <text:list xml:id="list39218131" text:continue-numbering="true" text:style-name="WWNum4">
              <text:list-item>
                <text:p text:style-name="P38">p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20"><text:span text:style-name="T4">&lt;</text:span><text:span text:style-name="T8">p</text:span> <text:span text:style-name="T11">style</text:span>=<text:span text:style-name="T13">"padding: 10px 10px 10px 10px;"</text:span><text:span text:style-name="T4">&gt;</text:span></text:p>
            <text:p text:style-name="P17">This is a formatted text. This is a formatted text.</text:p>
            <text:p text:style-name="P17"><text:span text:style-name="T4">&lt;/</text:span><text:span text:style-name="T8">p</text:span><text:span text:style-name="T4">&gt;</text:span></text:p>
            <text:p text:style-name="P4"/>
          </table:table-cell>
        </table:table-row>
        <table:table-row table:style-name="Table7.1">
          <table:table-cell table:style-name="Table7.A1" office:value-type="string">
            <text:list xml:id="list39210348" text:continue-numbering="true" text:style-name="WWNum4">
              <text:list-item>
                <text:p text:style-name="P38">div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20"><text:span text:style-name="T4">&lt;</text:span><text:span text:style-name="T8">div</text:span> <text:span text:style-name="T11">style</text:span>=<text:span text:style-name="T13">"padding: 10px 10px 10px 10px;"</text:span><text:span text:style-name="T4">&gt;</text:span></text:p>
            <text:p text:style-name="P17">This is a formatted text. This is a formatted text. </text:p>
            <text:p text:style-name="P17"><text:span text:style-name="T4">&lt;/</text:span><text:span text:style-name="T8">div</text:span><text:span text:style-name="T4">&gt;</text:span></text:p>
            <text:p text:style-name="P4"/>
          </table:table-cell>
        </table:table-row>
        <table:table-row table:style-name="Table7.1">
          <table:table-cell table:style-name="Table7.A1" office:value-type="string">
            <text:list xml:id="list39218200" text:continue-numbering="true" text:style-name="WWNum4">
              <text:list-item>
                <text:p text:style-name="P38">input (number)</text:p>
              </text:list-item>
            </text:list>
          </table:table-cell>
          <table:table-cell table:style-name="Table7.A1" office:value-type="string">
            <text:p text:style-name="P4">inline</text:p>
          </table:table-cell>
          <table:table-cell table:style-name="Table7.A1" office:value-type="string">
            <text:p text:style-name="P20"><text:span text:style-name="T4">&lt;</text:span><text:span text:style-name="T8">input</text:span> <text:span text:style-name="T11">type</text:span>=<text:span text:style-name="T13">"number"</text:span> <text:span text:style-name="T11">style</text:span>=<text:span text:style-name="T13">"padding: 10px 10px 10px 10px;"</text:span><text:span text:style-name="T4">&gt;</text:span></text:p>
            <text:p text:style-name="P4"/>
          </table:table-cell>
        </table:table-row>
        <table:table-row table:style-name="Table7.1">
          <table:table-cell table:style-name="Table7.A1" office:value-type="string">
            <text:list xml:id="list39218211" text:continue-numbering="true" text:style-name="WWNum4">
              <text:list-item>
                <text:p text:style-name="P38">ul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20"><text:span text:style-name="T4">&lt;</text:span><text:span text:style-name="T8">ul</text:span> <text:span text:style-name="T11">style</text:span>=<text:span text:style-name="T13">"padding: 10px 10px 10px 10px;"</text:span><text:span text:style-name="T4">&gt;</text:span></text:p>
            <text:p text:style-name="P17">This is a formatted text. This is a formatted text.</text:p>
            <text:p text:style-name="P17"><text:span text:style-name="T4">&lt;/</text:span><text:span text:style-name="T8">ul</text:span><text:span text:style-name="T4">&gt;</text:span></text:p>
            <text:p text:style-name="P4"/>
          </table:table-cell>
        </table:table-row>
        <table:table-row table:style-name="Table7.1">
          <table:table-cell table:style-name="Table7.A1" office:value-type="string">
            <text:list xml:id="list39232656" text:continue-numbering="true" text:style-name="WWNum4">
              <text:list-item>
                <text:p text:style-name="P38">table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20"><text:span text:style-name="T4">&lt;</text:span><text:span text:style-name="T8">table</text:span> <text:span text:style-name="T11">style</text:span>=<text:span text:style-name="T13">"padding: 10px 10px 10px 10px;"</text:span><text:span text:style-name="T4">&gt;</text:span></text:p>
            <text:p text:style-name="P17">This is a formatted text. This is a formatted text.</text:p>
            <text:p text:style-name="P17"><text:span text:style-name="T4">&lt;/</text:span><text:span text:style-name="T8">table</text:span><text:span text:style-name="T4">&gt;</text:span></text:p>
            <text:p text:style-name="P4"/>
          </table:table-cell>
        </table:table-row>
      </table:table>
      <text:p text:style-name="P6"/>
      <text:list xml:id="list39234448" text:continue-list="list39215815" text:style-name="WWNum7">
        <text:list-item>
          <text:p text:style-name="P30">Adding margin on all sides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3">Element</text:p>
          </table:table-cell>
          <table:table-cell table:style-name="Table8.A1" office:value-type="string">
            <text:p text:style-name="P13">Display (inline or block)</text:p>
          </table:table-cell>
          <table:table-cell table:style-name="Table8.A1" office:value-type="string">
            <text:p text:style-name="P13">Test Code</text:p>
          </table:table-cell>
        </table:table-row>
        <table:table-row table:style-name="Table8.1">
          <table:table-cell table:style-name="Table8.A2" office:value-type="string">
            <text:list xml:id="list7919355190792965486" text:style-name="WWNum5">
              <text:list-item>
                <text:p text:style-name="P39">dt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19"><text:span text:style-name="T4">&lt;</text:span><text:span text:style-name="T8">dt</text:span> <text:span text:style-name="T11">style</text:span>=<text:span text:style-name="T13">"margin: 10px 10px 10px 10px;"</text:span><text:span text:style-name="T4">&gt;</text:span></text:p>
            <text:p text:style-name="P17">This is a formatted text. This is a formatted text.</text:p>
            <text:p text:style-name="P17"><text:span text:style-name="T4">&lt;/</text:span><text:span text:style-name="T8">dt</text:span><text:span text:style-name="T4">&gt;</text:span></text:p>
            <text:p text:style-name="P3"/>
          </table:table-cell>
        </table:table-row>
        <table:table-row table:style-name="Table8.1">
          <table:table-cell table:style-name="Table8.A2" office:value-type="string">
            <text:list xml:id="list39237611" text:continue-numbering="true" text:style-name="WWNum5">
              <text:list-item>
                <text:p text:style-name="P39">dd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19"><text:span text:style-name="T4">&lt;</text:span><text:span text:style-name="T8">dd</text:span> <text:span text:style-name="T11">style</text:span>=<text:span text:style-name="T13">"margin: 10px 10px 10px 10px;"</text:span><text:span text:style-name="T4">&gt;</text:span></text:p>
            <text:p text:style-name="P17">This is a formatted text. This is a formatted text.</text:p>
            <text:p text:style-name="P17"><text:span text:style-name="T4">&lt;/</text:span><text:span text:style-name="T8">dd</text:span><text:span text:style-name="T4">&gt;</text:span></text:p>
            <text:p text:style-name="P3"/>
          </table:table-cell>
        </table:table-row>
        <table:table-row table:style-name="Table8.1">
          <table:table-cell table:style-name="Table8.A2" office:value-type="string">
            <text:list xml:id="list39213111" text:continue-numbering="true" text:style-name="WWNum5">
              <text:list-item>
                <text:p text:style-name="P39">input (radio)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19"><text:span text:style-name="T4">&lt;</text:span><text:span text:style-name="T8">input</text:span> <text:span text:style-name="T11">type</text:span>=<text:span text:style-name="T13">"radio"</text:span> <text:span text:style-name="T11">style</text:span>=<text:span text:style-name="T13">"margin: 10px 10px 10px 10px;"</text:span><text:span text:style-name="T4">&gt;</text:span></text:p>
            <text:p text:style-name="P3"/>
          </table:table-cell>
        </table:table-row>
        <table:table-row table:style-name="Table8.1">
          <table:table-cell table:style-name="Table8.A2" office:value-type="string">
            <text:list xml:id="list39217903" text:continue-numbering="true" text:style-name="WWNum5">
              <text:list-item>
                <text:p text:style-name="P39">textarea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19"><text:span text:style-name="T4">&lt;</text:span><text:span text:style-name="T8">textarea</text:span> <text:span text:style-name="T11">name</text:span>=<text:span text:style-name="T13">""</text:span> <text:span text:style-name="T11">id</text:span>=<text:span text:style-name="T13">""</text:span> <text:span text:style-name="T11">cols</text:span>=<text:span text:style-name="T13">"30"</text:span> <text:span text:style-name="T11">rows</text:span>=<text:span text:style-name="T13">"10"</text:span> <text:span text:style-name="T11">style</text:span>=<text:span text:style-name="T13">"margin: 10px 10px 10px 10px;"</text:span><text:span text:style-name="T4">&gt;</text:span></text:p>
            <text:p text:style-name="P17">This is a formatted text. This is a formatted text.</text:p>
            <text:p text:style-name="P17"><text:span text:style-name="T4">&lt;/</text:span><text:span text:style-name="T8">textarea</text:span><text:span text:style-name="T4">&gt;</text:span></text:p>
            <text:p text:style-name="P3"/>
          </table:table-cell>
        </table:table-row>
        <table:table-row table:style-name="Table8.1">
          <table:table-cell table:style-name="Table8.A2" office:value-type="string">
            <text:list xml:id="list39210221" text:continue-numbering="true" text:style-name="WWNum5">
              <text:list-item>
                <text:p text:style-name="P39">input (text)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19"><text:span text:style-name="T4">&lt;</text:span><text:span text:style-name="T8">input</text:span> <text:span text:style-name="T11">type</text:span>=<text:span text:style-name="T13">"text"</text:span> <text:span text:style-name="T11">style</text:span>=<text:span text:style-name="T13">"margin: 10px 10px 10px 10px;"</text:span><text:span text:style-name="T4">&gt;</text:span></text:p>
            <text:p text:style-name="P3"/>
          </table:table-cell>
        </table:table-row>
        <table:table-row table:style-name="Table8.1">
          <table:table-cell table:style-name="Table8.A2" office:value-type="string">
            <text:list xml:id="list39238065" text:continue-numbering="true" text:style-name="WWNum5">
              <text:list-item>
                <text:p text:style-name="P39">input (file)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19"><text:span text:style-name="T4">&lt;</text:span><text:span text:style-name="T8">input</text:span> <text:span text:style-name="T11">type</text:span>=<text:span text:style-name="T13">"file"</text:span> <text:span text:style-name="T11">style</text:span>=<text:span text:style-name="T13">"margin: 10px 10px 10px 10px;"</text:span><text:span text:style-name="T4">&gt;</text:span></text:p>
            <text:p text:style-name="P3"/>
          </table:table-cell>
        </table:table-row>
        <table:table-row table:style-name="Table8.1">
          <table:table-cell table:style-name="Table8.A2" office:value-type="string">
            <text:list xml:id="list39212959" text:continue-numbering="true" text:style-name="WWNum5">
              <text:list-item>
                <text:p text:style-name="P39">article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19"><text:span text:style-name="T4">&lt;</text:span><text:span text:style-name="T8">article</text:span> <text:span text:style-name="T11">style</text:span>=<text:span text:style-name="T13">"margin: 10px 10px 10px 10px;"</text:span><text:span text:style-name="T4">&gt;</text:span></text:p>
            <text:p text:style-name="P17">This is a formatted text. This is a formatted text.</text:p>
            <text:p text:style-name="P17"><text:span text:style-name="T4">&lt;/</text:span><text:span text:style-name="T8">article</text:span><text:span text:style-name="T4">&gt;</text:span></text:p>
            <text:p text:style-name="P3"/>
          </table:table-cell>
        </table:table-row>
        <table:table-row table:style-name="Table8.1">
          <table:table-cell table:style-name="Table8.A2" office:value-type="string">
            <text:list xml:id="list39205843" text:continue-numbering="true" text:style-name="WWNum5">
              <text:list-item>
                <text:p text:style-name="P39">figcaption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19"><text:span text:style-name="T4">&lt;</text:span><text:span text:style-name="T8">figcaption</text:span> <text:span text:style-name="T11">style</text:span>=<text:span text:style-name="T13">"margin: 10px 10px 10px 10px;"</text:span><text:span text:style-name="T4">&gt;</text:span></text:p>
            <text:p text:style-name="P17">This is a formatted text. This is a formatted text.</text:p>
            <text:p text:style-name="P17"><text:span text:style-name="T4">&lt;/</text:span><text:span text:style-name="T8">figcaption</text:span><text:span text:style-name="T4">&gt;</text:span></text:p>
            <text:p text:style-name="P3"/>
          </table:table-cell>
        </table:table-row>
        <table:table-row table:style-name="Table8.1">
          <table:table-cell table:style-name="Table8.A2" office:value-type="string">
            <text:list xml:id="list39212332" text:continue-numbering="true" text:style-name="WWNum5">
              <text:list-item>
                <text:p text:style-name="P39">label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19"><text:span text:style-name="T4">&lt;</text:span><text:span text:style-name="T8">label</text:span> <text:span text:style-name="T11">for</text:span>=<text:span text:style-name="T13">""</text:span> <text:span text:style-name="T11">style</text:span>=<text:span text:style-name="T13">"margin: 10px 10px 10px 10px;"</text:span><text:span text:style-name="T4">&gt;</text:span></text:p>
            <text:p text:style-name="P17">This is a formatted text. This is a formatted text.</text:p>
            <text:p text:style-name="P17"><text:span text:style-name="T4">&lt;/</text:span><text:span text:style-name="T8">label</text:span><text:span text:style-name="T4">&gt;</text:span></text:p>
            <text:p text:style-name="P3"/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0pt" fo:language="en" fo:country="US" fo:font-style="normal" style:text-underline-style="none" fo:font-weight="normal" style:font-size-asian="10pt" style:language-asian="zh" style:country-asian="CN" style:font-style-asian="normal" style:font-weight-asian="normal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style:text-autospace="ideograph-alpha" style:punctuation-wrap="hanging" style:line-break="strict" style:tab-stop-distance="1.27cm" style:writing-mode="page">
        <style:background-image/>
      </style:paragraph-properties>
      <style:text-properties fo:font-variant="normal" fo:text-transform="none" fo:color="#000000" style:text-line-through-style="none" style:text-position="0% 100%" style:font-name="Calibri" fo:font-size="10pt" fo:language="en" fo:country="US" fo:font-style="normal" style:text-underline-style="none" fo:font-weight="normal" style:font-name-asian="Calibri1" style:font-size-asian="10pt" style:language-asian="zh" style:country-asian="CN" style:font-style-asian="normal" style:font-weight-asian="normal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75cm" fo:margin-left="2.02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19cm" fo:page-height="33.02cm" style:num-format="1" style:print-orientation="portrait" fo:margin-top="2.54cm" fo:margin-bottom="2.54cm" fo:margin-left="3.175cm" fo:margin-right="3.175cm" style:writing-mode="lr-tb" style:layout-grid-color="#c0c0c0" style:layout-grid-lines="279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11-09T19:03:43.67</dc:date>
    <dc:creator>Michael James Albatana</dc:creator>
    <meta:generator>OpenOffice/4.1.2$Win32 OpenOffice.org_project/412m3$Build-9782</meta:generator>
    <meta:editing-duration>PT1H31M25S</meta:editing-duration>
    <meta:editing-cycles>4</meta:editing-cycles>
    <meta:document-statistic meta:table-count="8" meta:image-count="0" meta:object-count="0" meta:page-count="1" meta:paragraph-count="291" meta:word-count="1482" meta:character-count="8625"/>
  </office:meta>
</office:document-meta>
</file>